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984a" officeooo:paragraph-rsid="0015984a"/>
    </style:style>
    <style:style style:name="P2" style:family="paragraph" style:parent-style-name="Standard">
      <style:text-properties officeooo:rsid="0015984a" officeooo:paragraph-rsid="001903a2"/>
    </style:style>
    <style:style style:name="P3" style:family="paragraph" style:parent-style-name="Standard">
      <style:text-properties fo:font-size="15pt" officeooo:rsid="00153c0a" officeooo:paragraph-rsid="002888f1" style:font-size-asian="15pt" style:font-size-complex="15pt"/>
    </style:style>
    <style:style style:name="P4" style:family="paragraph" style:parent-style-name="Standard">
      <style:text-properties fo:font-size="15pt" officeooo:rsid="00153c0a" officeooo:paragraph-rsid="00581e15" style:font-size-asian="15pt" style:font-size-complex="15pt"/>
    </style:style>
    <style:style style:name="P5" style:family="paragraph" style:parent-style-name="Standard">
      <style:text-properties fo:font-size="15pt" officeooo:rsid="001c9eb7" officeooo:paragraph-rsid="002888f1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53c0a" officeooo:paragraph-rsid="00153c0a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style:text-underline-style="solid" style:text-underline-width="auto" style:text-underline-color="font-color" fo:font-weight="bold" officeooo:rsid="0021f2a5" officeooo:paragraph-rsid="0021f2a5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style:text-underline-style="none" officeooo:rsid="00153c0a" officeooo:paragraph-rsid="00153c0a" style:font-size-asian="15pt" style:font-size-complex="15pt"/>
    </style:style>
    <style:style style:name="P9" style:family="paragraph" style:parent-style-name="Standard">
      <style:text-properties fo:color="#72bf44" fo:font-size="15pt" officeooo:rsid="001c9eb7" officeooo:paragraph-rsid="001c9eb7" fo:background-color="#000000" style:font-size-asian="15pt" style:font-size-complex="15pt"/>
    </style:style>
    <style:style style:name="P10" style:family="paragraph" style:parent-style-name="Standard">
      <style:text-properties fo:color="#72bf44" fo:font-size="15pt" style:text-underline-style="solid" style:text-underline-width="auto" style:text-underline-color="font-color" fo:font-weight="bold" officeooo:rsid="001b3c0e" officeooo:paragraph-rsid="0049c17c" fo:background-color="#000000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72bf44" fo:font-size="20pt" officeooo:rsid="004ec58b" officeooo:paragraph-rsid="0055e440" fo:background-color="transparent" style:font-size-asian="20pt" style:font-size-complex="20pt"/>
    </style:style>
    <style:style style:name="P12" style:family="paragraph" style:parent-style-name="Standard">
      <style:paragraph-properties fo:text-align="center" style:justify-single-word="false"/>
      <style:text-properties fo:color="#72bf44" fo:font-size="20pt" officeooo:rsid="00630679" officeooo:paragraph-rsid="00630679" fo:background-color="transparent" style:font-size-asian="20pt" style:font-size-complex="20pt"/>
    </style:style>
    <style:style style:name="P13" style:family="paragraph" style:parent-style-name="Standard">
      <style:paragraph-properties fo:text-align="center" style:justify-single-word="false"/>
      <style:text-properties fo:color="#72bf44" fo:font-size="20pt" style:text-underline-style="solid" style:text-underline-width="auto" style:text-underline-color="font-color" officeooo:rsid="004ea75b" officeooo:paragraph-rsid="004ea75b" fo:background-color="transparent" style:font-size-asian="20pt" style:font-size-complex="20pt"/>
    </style:style>
    <style:style style:name="P14" style:family="paragraph" style:parent-style-name="Standard">
      <style:text-properties fo:color="#000000" fo:font-size="15pt" officeooo:rsid="0021f2a5" officeooo:paragraph-rsid="0022a5a5" fo:background-color="transparent" style:font-size-asian="15pt" style:font-size-complex="15pt"/>
    </style:style>
    <style:style style:name="P15" style:family="paragraph" style:parent-style-name="Standard">
      <style:text-properties style:use-window-font-color="true" fo:font-size="15pt" officeooo:rsid="001e7992" officeooo:paragraph-rsid="001f5286" fo:background-color="transparent" style:font-size-asian="15pt" style:font-size-complex="15pt"/>
    </style:style>
    <style:style style:name="P16" style:family="paragraph" style:parent-style-name="Standard">
      <style:paragraph-properties fo:text-align="center" style:justify-single-word="false"/>
      <style:text-properties style:use-window-font-color="true" fo:font-size="15pt" officeooo:rsid="0029ae9a" officeooo:paragraph-rsid="0029ae9a" fo:background-color="transparent" style:font-size-asian="15pt" style:font-size-complex="15pt"/>
    </style:style>
    <style:style style:name="P17" style:family="paragraph" style:parent-style-name="Standard">
      <style:text-properties style:use-window-font-color="true" fo:font-size="15pt" officeooo:rsid="002a9b6e" officeooo:paragraph-rsid="002a9b6e" fo:background-color="transparent" style:font-size-asian="15pt" style:font-size-complex="15pt"/>
    </style:style>
    <style:style style:name="P18" style:family="paragraph" style:parent-style-name="Standard">
      <style:text-properties style:use-window-font-color="true" fo:font-size="15pt" officeooo:rsid="00367bc6" officeooo:paragraph-rsid="00367bc6" fo:background-color="transparent" style:font-size-asian="15pt" style:font-size-complex="15pt"/>
    </style:style>
    <style:style style:name="P19" style:family="paragraph" style:parent-style-name="Standard">
      <style:text-properties style:use-window-font-color="true" fo:font-size="15pt" officeooo:rsid="003b6f6a" officeooo:paragraph-rsid="003b6f6a" fo:background-color="transparent" style:font-size-asian="15pt" style:font-size-complex="15pt"/>
    </style:style>
    <style:style style:name="P20" style:family="paragraph" style:parent-style-name="Standard">
      <style:text-properties style:use-window-font-color="true" fo:font-size="15pt" officeooo:rsid="003c4db2" officeooo:paragraph-rsid="003c4db2" fo:background-color="transparent" style:font-size-asian="15pt" style:font-size-complex="15pt"/>
    </style:style>
    <style:style style:name="P21" style:family="paragraph" style:parent-style-name="Standard">
      <style:text-properties style:use-window-font-color="true" fo:font-size="15pt" officeooo:rsid="003d8e36" officeooo:paragraph-rsid="003d8e36" fo:background-color="transparent" style:font-size-asian="15pt" style:font-size-complex="15pt"/>
    </style:style>
    <style:style style:name="P22" style:family="paragraph" style:parent-style-name="Standard">
      <style:text-properties style:use-window-font-color="true" fo:font-size="15pt" officeooo:rsid="0055e440" officeooo:paragraph-rsid="0055e440" fo:background-color="transparent" style:font-size-asian="15pt" style:font-size-complex="15pt"/>
    </style:style>
    <style:style style:name="P23" style:family="paragraph" style:parent-style-name="Standard">
      <style:text-properties style:use-window-font-color="true" officeooo:paragraph-rsid="00348a06"/>
    </style:style>
    <style:style style:name="P2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25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Courier New"/>
    </style:style>
    <style:style style:name="T1" style:family="text">
      <style:text-properties fo:color="#72bf44" fo:background-color="#000000" loext:char-shading-value="0"/>
    </style:style>
    <style:style style:name="T2" style:family="text">
      <style:text-properties fo:color="#72bf44" officeooo:rsid="003d05d9" fo:background-color="#000000" loext:char-shading-value="0"/>
    </style:style>
    <style:style style:name="T3" style:family="text">
      <style:text-properties fo:color="#72bf44" fo:background-color="#000000" loext:char-shading-value="0"/>
    </style:style>
    <style:style style:name="T4" style:family="text">
      <style:text-properties fo:color="#72bf44" fo:background-color="transparent" loext:char-shading-value="0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officeooo:rsid="0018218a" style:font-size-asian="15pt" style:font-size-complex="15pt"/>
    </style:style>
    <style:style style:name="T7" style:family="text">
      <style:text-properties fo:font-size="15pt" officeooo:rsid="001903a2" style:font-size-asian="15pt" style:font-size-complex="15pt"/>
    </style:style>
    <style:style style:name="T8" style:family="text">
      <style:text-properties fo:font-size="15pt" officeooo:rsid="001a4ff6" style:font-size-asian="15pt" style:font-size-complex="15pt"/>
    </style:style>
    <style:style style:name="T9" style:family="text">
      <style:text-properties fo:font-size="15pt" officeooo:rsid="006b8a10" style:font-size-asian="15pt" style:font-size-complex="15pt"/>
    </style:style>
    <style:style style:name="T10" style:family="text">
      <style:text-properties fo:font-size="15pt" officeooo:rsid="00348a06" fo:background-color="transparent" loext:char-shading-value="0" style:font-size-asian="15pt" style:font-size-complex="15pt"/>
    </style:style>
    <style:style style:name="T11" style:family="text">
      <style:text-properties fo:font-size="15pt" fo:font-weight="bold" officeooo:rsid="001a4ff6" style:font-size-asian="15pt" style:font-weight-asian="bold" style:font-size-complex="15pt" style:font-weight-complex="bold"/>
    </style:style>
    <style:style style:name="T12" style:family="text">
      <style:text-properties fo:background-color="transparent" loext:char-shading-value="0"/>
    </style:style>
    <style:style style:name="T13" style:family="text">
      <style:text-properties fo:color="#000000" officeooo:rsid="001e1b55" fo:background-color="transparent" loext:char-shading-value="0"/>
    </style:style>
    <style:style style:name="T14" style:family="text">
      <style:text-properties fo:color="#000000" officeooo:rsid="001f5286" fo:background-color="transparent" loext:char-shading-value="0"/>
    </style:style>
    <style:style style:name="T15" style:family="text">
      <style:text-properties fo:color="#000000" fo:background-color="transparent" loext:char-shading-value="0"/>
    </style:style>
    <style:style style:name="T16" style:family="text">
      <style:text-properties fo:color="#000000" officeooo:rsid="001f5286"/>
    </style:style>
    <style:style style:name="T17" style:family="text">
      <style:text-properties fo:color="#000000" officeooo:rsid="0026b01f"/>
    </style:style>
    <style:style style:name="T18" style:family="text">
      <style:text-properties fo:color="#000000" fo:font-style="italic" officeooo:rsid="0026b01f" style:font-style-asian="italic" style:font-style-complex="italic"/>
    </style:style>
    <style:style style:name="T19" style:family="text">
      <style:text-properties fo:color="#000000" fo:font-style="normal" officeooo:rsid="002924e3" style:font-style-asian="normal" style:font-style-complex="normal"/>
    </style:style>
    <style:style style:name="T20" style:family="text">
      <style:text-properties fo:color="#000000" fo:font-style="normal" fo:font-weight="bold" officeooo:rsid="002924e3" style:font-style-asian="normal" style:font-weight-asian="bold" style:font-style-complex="normal" style:font-weight-complex="bold"/>
    </style:style>
    <style:style style:name="T21" style:family="text">
      <style:text-properties fo:color="#000000" style:text-underline-style="none" officeooo:rsid="001f5286" fo:background-color="transparent" loext:char-shading-value="0"/>
    </style:style>
    <style:style style:name="T22" style:family="text">
      <style:text-properties fo:color="#000000" fo:font-weight="bold" officeooo:rsid="001e1b55" fo:background-color="transparent" loext:char-shading-value="0" style:font-weight-asian="bold" style:font-weight-complex="bold"/>
    </style:style>
    <style:style style:name="T23" style:family="text">
      <style:text-properties officeooo:rsid="001f5286"/>
    </style:style>
    <style:style style:name="T24" style:family="text">
      <style:text-properties officeooo:rsid="0021f2a5"/>
    </style:style>
    <style:style style:name="T25" style:family="text">
      <style:text-properties officeooo:rsid="0022a5a5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4334ea" style:font-style-asian="italic" style:font-style-complex="italic"/>
    </style:style>
    <style:style style:name="T28" style:family="text">
      <style:text-properties fo:font-style="italic" fo:font-weight="bold" officeooo:rsid="0040ba35" style:font-style-asian="italic" style:font-weight-asian="bold" style:font-style-complex="italic" style:font-weight-complex="bold"/>
    </style:style>
    <style:style style:name="T2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0" style:family="text">
      <style:text-properties style:use-window-font-color="true" officeooo:rsid="00255af2" fo:background-color="transparent" loext:char-shading-value="0"/>
    </style:style>
    <style:style style:name="T31" style:family="text">
      <style:text-properties style:use-window-font-color="true" style:text-underline-style="none" officeooo:rsid="00255af2" fo:background-color="transparent" loext:char-shading-value="0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5e737a" style:font-weight-asian="bold" style:font-weight-complex="bold"/>
    </style:style>
    <style:style style:name="T34" style:family="text">
      <style:text-properties officeooo:rsid="00300a36"/>
    </style:style>
    <style:style style:name="T35" style:family="text">
      <style:text-properties fo:background-color="#232525" loext:char-shading-value="0"/>
    </style:style>
    <style:style style:name="T36" style:family="text">
      <style:text-properties fo:color="#ffc66d" style:font-name="Courier New" fo:font-style="italic" fo:background-color="#232525" loext:char-shading-value="0"/>
    </style:style>
    <style:style style:name="T37" style:family="text">
      <style:text-properties fo:color="#6a8759" style:font-name="Courier New" fo:background-color="#232525" loext:char-shading-value="0"/>
    </style:style>
    <style:style style:name="T38" style:family="text">
      <style:text-properties fo:color="#cc7832" fo:background-color="#232525" loext:char-shading-value="0"/>
    </style:style>
    <style:style style:name="T39" style:family="text">
      <style:text-properties fo:color="#cc7832" style:font-name="Courier New" fo:font-weight="bold" fo:background-color="#232525" loext:char-shading-value="0"/>
    </style:style>
    <style:style style:name="T40" style:family="text">
      <style:text-properties fo:color="#cc7832" style:font-name="Courier New" fo:background-color="#232525" loext:char-shading-value="0"/>
    </style:style>
    <style:style style:name="T41" style:family="text">
      <style:text-properties style:font-name="Courier New" fo:background-color="#232525" loext:char-shading-value="0"/>
    </style:style>
    <style:style style:name="T42" style:family="text">
      <style:text-properties fo:color="#a9b7c6" style:font-name="Courier New" fo:background-color="#232525" loext:char-shading-value="0"/>
    </style:style>
    <style:style style:name="T43" style:family="text">
      <style:text-properties officeooo:rsid="00384dde"/>
    </style:style>
    <style:style style:name="T44" style:family="text">
      <style:text-properties officeooo:rsid="00428b04"/>
    </style:style>
    <style:style style:name="T45" style:family="text">
      <style:text-properties fo:font-size="12pt" style:font-size-asian="12pt" style:font-size-complex="12pt"/>
    </style:style>
    <style:style style:name="T46" style:family="text">
      <style:text-properties fo:font-size="12pt" fo:font-style="normal" officeooo:rsid="00438ae9" style:font-size-asian="12pt" style:font-style-asian="normal" style:font-size-complex="12pt" style:font-style-complex="normal"/>
    </style:style>
    <style:style style:name="T47" style:family="text">
      <style:text-properties fo:font-size="12pt" fo:font-style="normal" officeooo:rsid="004334ea" style:font-size-asian="12pt" style:font-style-asian="normal" style:font-size-complex="12pt" style:font-style-complex="normal"/>
    </style:style>
    <style:style style:name="T48" style:family="text">
      <style:text-properties fo:font-size="12pt" fo:font-style="normal" officeooo:rsid="0043d124" style:font-size-asian="12pt" style:font-style-asian="normal" style:font-size-complex="12pt" style:font-style-complex="normal"/>
    </style:style>
    <style:style style:name="T49" style:family="text">
      <style:text-properties style:text-underline-style="none" fo:font-weight="bold" officeooo:rsid="0022a5a5" style:font-weight-asian="bold" style:font-weight-complex="bold"/>
    </style:style>
    <style:style style:name="T50" style:family="text">
      <style:text-properties style:text-underline-style="none" officeooo:rsid="0022a5a5"/>
    </style:style>
    <style:style style:name="T51" style:family="text">
      <style:text-properties style:text-underline-style="solid" style:text-underline-width="auto" style:text-underline-color="font-color" fo:font-weight="bold" officeooo:rsid="0022a5a5" style:font-weight-asian="bold" style:font-weight-complex="bold"/>
    </style:style>
    <style:style style:name="T52" style:family="text">
      <style:text-properties officeooo:rsid="004ec58b"/>
    </style:style>
    <style:style style:name="T53" style:family="text">
      <style:text-properties officeooo:rsid="0055e440"/>
    </style:style>
    <style:style style:name="T54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55" style:family="text">
      <style:text-properties fo:font-size="16pt" style:text-underline-style="solid" style:text-underline-width="auto" style:text-underline-color="font-color" officeooo:rsid="0056cefb" style:font-size-asian="16pt" style:font-size-complex="16pt"/>
    </style:style>
    <style:style style:name="T56" style:family="text">
      <style:text-properties fo:font-size="16pt" style:text-underline-style="solid" style:text-underline-width="auto" style:text-underline-color="font-color" officeooo:rsid="0058cb71" style:font-size-asian="16pt" style:font-size-complex="16pt"/>
    </style:style>
    <style:style style:name="T57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58" style:family="text">
      <style:text-properties officeooo:rsid="0056db94"/>
    </style:style>
    <style:style style:name="T59" style:family="text">
      <style:text-properties officeooo:rsid="005e737a"/>
    </style:style>
    <style:style style:name="T60" style:family="text">
      <style:text-properties officeooo:rsid="0065cb0f"/>
    </style:style>
    <style:style style:name="T61" style:family="text">
      <style:text-properties officeooo:rsid="0067b698"/>
    </style:style>
    <style:style style:name="T62" style:family="text">
      <style:text-properties officeooo:rsid="006b8a1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<text:span text:style-name="T24">NSTALLER ET UTILISER LARAVEL 1.5.0</text:span></text:p>
      <text:p text:style-name="P8"/>
      <text:p text:style-name="P7"><text:span text:style-name="T50"><text:tab/></text:span><text:span text:style-name="T25">A) </text:span>Installer</text:p>
      <text:p text:style-name="P3"><text:span text:style-name="T23">1 </text:span><text:span text:style-name="T30">–</text:span><text:span text:style-name="T23"> </text:span>visiter la documentation en ligne <text:span text:style-name="T32">Laravel</text:span></text:p>
      <text:p text:style-name="P4"><text:span text:style-name="T23">2 </text:span><text:span text:style-name="T30">–</text:span><text:span text:style-name="T23"> </text:span>vérifier qu'on a la bonne version de <text:span text:style-name="T32">PHP</text:span> </text:p>
      <text:p text:style-name="P4"><text:tab/><text:tab/>(<text:span text:style-name="T55">ouvrir </text:span><text:span text:style-name="T56">1</text:span><text:span text:style-name="T54"> </text:span><text:span text:style-name="T57">Bash</text:span>, <text:span text:style-name="T58">puis</text:span> <text:span text:style-name="T1">php -v</text:span>)</text:p>
      <text:p text:style-name="P3"><text:span text:style-name="T23">3 </text:span><text:span text:style-name="T30">–</text:span> installer <text:span text:style-name="T33">C</text:span><text:span text:style-name="T32">omposer</text:span></text:p>
      <text:p text:style-name="P1"><text:span text:style-name="T6">visiter </text:span><text:a xlink:type="simple" xlink:href="https://getcomposer.org/" text:style-name="Internet_20_link" text:visited-style-name="Visited_20_Internet_20_Link"><text:span text:style-name="T5">https://getcomposer.org/</text:span></text:a></text:p>
      <text:p text:style-name="P2"><text:span text:style-name="T7">installer en global </text:span><text:span text:style-name="T8">(cf. Ligne code à copier/coller dans </text:span><text:span text:style-name="T11">Bash</text:span><text:span text:style-name="T8"> à trouver sur site Composer)</text:span></text:p>
      <text:p text:style-name="P5"><text:span text:style-name="T14">4 </text:span><text:span text:style-name="T30">–</text:span><text:span text:style-name="T14"> </text:span><text:span text:style-name="T3">composer global require "Laravel/installer"</text:span><text:span text:style-name="T4"> </text:span><text:span text:style-name="T15"><text:s/></text:span><text:span text:style-name="T13">à faire uniquement lors de l'installation de </text:span><text:span text:style-name="T22">Laravel</text:span></text:p>
      <text:p text:style-name="P9"/>
      <text:p text:style-name="P14"><text:span text:style-name="T49"><text:tab/></text:span><text:span text:style-name="T51">B) Utiliser Laravel</text:span></text:p>
      <text:p text:style-name="P10"><text:span text:style-name="T21">5 </text:span><text:span text:style-name="T31">–</text:span><text:span text:style-name="T21"> </text:span>laravel new nomProjet</text:p>
      <text:p text:style-name="P15"><text:span text:style-name="T16">6 – </text:span><text:span text:style-name="T17">faire </text:span><text:span text:style-name="T18">Open directory </text:span><text:span text:style-name="T19">de </text:span><text:span text:style-name="T20">nomProjet </text:span><text:span text:style-name="T17">sous </text:span><text:span text:style-name="T18">PHP Storm</text:span></text:p>
      <text:p text:style-name="P17">7 – <text:span text:style-name="T34">afficher le fichier "routes/web" (nom du fichier : "web" dans le dossier "routes")</text:span></text:p>
      <text:p text:style-name="P23"><text:span text:style-name="T10"><text:tab/>il contient : </text:span><text:span text:style-name="T42">Route::</text:span><text:span text:style-name="T36">get</text:span><text:span text:style-name="T42">(</text:span><text:span text:style-name="T37">'/'</text:span><text:span text:style-name="T40">, </text:span><text:span text:style-name="T39">function </text:span><text:span text:style-name="T42">() {</text:span></text:p>
      <text:p text:style-name="P24"><text:span text:style-name="T35"><text:tab/><text:tab/><text:tab/> <text:s text:c="3"/></text:span><text:span text:style-name="T39">return </text:span><text:span text:style-name="T41">view(</text:span><text:span text:style-name="T37">'welcome'</text:span><text:span text:style-name="T41">)</text:span><text:span text:style-name="T40">;</text:span></text:p>
      <text:p text:style-name="P25"><text:span text:style-name="T12"><text:tab/><text:tab/><text:tab/></text:span><text:span text:style-name="T35">})</text:span><text:span text:style-name="T38">;</text:span></text:p>
      <text:p text:style-name="P18"><text:span text:style-name="T29">traduction </text:span>: quand une <text:span text:style-name="T32">requête GET</text:span> arrive à la page d'accueil, <text:span text:style-name="T43">déclanche cette fonction</text:span></text:p>
      <text:p text:style-name="P19"><text:span text:style-name="T28">NB -&gt;</text:span> les views sont stockées dans "resources/views"</text:p>
      <text:p text:style-name="P20"><text:span text:style-name="T44">8</text:span> – pour afficher la view "welcome", <text:span text:style-name="T32">Bash</text:span>, <text:span text:style-name="T1">php artisan </text:span><text:span text:style-name="T2">serve</text:span></text:p>
      <text:p text:style-name="P21"><text:span text:style-name="T45"><text:tab/><text:tab/>artisan lance un réseau local</text:span> <text:span text:style-name="T45">à</text:span> <text:span text:style-name="T26">127.0.0.1:8000 </text:span><text:span text:style-name="T46">(</text:span><text:span text:style-name="T47">ou</text:span><text:span text:style-name="T27"> http://localhost:8000/</text:span><text:span text:style-name="T48">)</text:span></text:p>
      <text:p text:style-name="P21"/>
      <text:p text:style-name="P21"/>
      <text:p text:style-name="P13">SYNTHESE</text:p>
      <text:p text:style-name="P13"/>
      <text:p text:style-name="P11">- Bash : laravel new nomProje<text:span text:style-name="T53">t</text:span></text:p>
      <text:p text:style-name="P11"><text:span text:style-name="T53">- Bash : cd nomProjet</text:span></text:p>
      <text:p text:style-name="P12">- <text:span text:style-name="T5">ouvrir le Dossier nomProjet dans l'IDE </text:span><text:span text:style-name="T9">(trouver fichier welcome.blade.php)</text:span></text:p>
      <text:p text:style-name="P12">- Bash : <text:span text:style-name="T60">php artisan serve</text:span></text:p>
      <text:p text:style-name="P12">- <text:span text:style-name="T61">Explorateur : coller lien du Bash</text:span></text:p>
      <text:p text:style-name="P22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8M40S</meta:editing-duration>
    <meta:editing-cycles>81</meta:editing-cycles>
    <meta:generator>LibreOffice/5.4.1.2$Windows_X86_64 LibreOffice_project/ea7cb86e6eeb2bf3a5af73a8f7777ac570321527</meta:generator>
    <dc:date>2018-02-14T15:35:29.047000000</dc:date>
    <meta:document-statistic meta:table-count="0" meta:image-count="0" meta:object-count="0" meta:page-count="1" meta:paragraph-count="26" meta:word-count="178" meta:character-count="1147" meta:non-whitespace-character-count="968"/>
    <meta:user-defined meta:name="Info 1"/>
    <meta:user-defined meta:name="Info 2"/>
    <meta:user-defined meta:name="Info 3"/>
    <meta:user-defined meta:name="Info 4"/>
  </office:meta>
</office:document-meta>
</file>